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Droid Sans Fallback" svg:font-family="'Droid Sans Fallback'" style:font-family-generic="roman"/>
    <style:font-face style:name="Liberation Sans" svg:font-family="'Liberation Sans', Arial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Umpush" svg:font-family="Umpush" style:font-family-generic="roman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icrosoft Sans Serif" svg:font-family="'Microsoft Sans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507in" table:align="margins" style:writing-mode="lr-tb"/>
    </style:style>
    <style:style style:name="Table1.A" style:family="table-column">
      <style:table-column-properties style:column-width="1.0444in" style:rel-column-width="9572*"/>
    </style:style>
    <style:style style:name="Table1.B" style:family="table-column">
      <style:table-column-properties style:column-width="2.0507in" style:rel-column-width="18794*"/>
    </style:style>
    <style:style style:name="Table1.C" style:family="table-column">
      <style:table-column-properties style:column-width="1.3764in" style:rel-column-width="12614*"/>
    </style:style>
    <style:style style:name="Table1.D" style:family="table-column">
      <style:table-column-properties style:column-width="2.6792in" style:rel-column-width="2455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861in"/>
    </style:style>
    <style:style style:name="Table1.B1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style:font-name-complex="Arial2" style:font-size-complex="12pt"/>
    </style:style>
    <style:style style:name="P2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280c84" style:font-name-complex="Arial2" style:font-size-complex="12pt"/>
    </style:style>
    <style:style style:name="P3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</style:style>
    <style:style style:name="P4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  <style:text-properties officeooo:paragraph-rsid="00280c84"/>
    </style:style>
    <style:style style:name="P5" style:family="paragraph" style:parent-style-name="Header">
      <style:paragraph-properties fo:padding="0.0598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P6" style:family="paragraph" style:parent-style-name="Header">
      <style:paragraph-properties fo:text-align="start" style:justify-single-word="false" fo:padding="0.0201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P7" style:family="paragraph" style:parent-style-name="Standard">
      <style:text-properties style:text-underline-style="none" officeooo:rsid="0026d22a" officeooo:paragraph-rsid="00280c84"/>
    </style:style>
    <style:style style:name="P8" style:family="paragraph" style:parent-style-name="Standard">
      <style:text-properties fo:font-style="normal" style:text-underline-style="none" officeooo:rsid="0026d22a" officeooo:paragraph-rsid="0026d22a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280c84" officeooo:paragraph-rsid="00280c84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ff183" officeooo:paragraph-rsid="002ff183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26d22a" officeooo:paragraph-rsid="00280c84"/>
    </style:style>
    <style:style style:name="P12" style:family="paragraph" style:parent-style-name="Table_20_Contents">
      <style:text-properties style:font-name="Arial1" officeooo:rsid="0026d22a" officeooo:paragraph-rsid="00280c84"/>
    </style:style>
    <style:style style:name="P13" style:family="paragraph" style:parent-style-name="Table_20_Contents">
      <style:paragraph-properties fo:text-align="center" style:justify-single-word="false"/>
      <style:text-properties officeooo:rsid="0026d22a" officeooo:paragraph-rsid="00280c84"/>
    </style:style>
    <style:style style:name="P14" style:family="paragraph" style:parent-style-name="Table_20_Contents">
      <style:text-properties officeooo:rsid="0026d22a" officeooo:paragraph-rsid="00280c84"/>
    </style:style>
    <style:style style:name="P15" style:family="paragraph" style:parent-style-name="Table_20_Contents">
      <style:paragraph-properties fo:text-align="center" style:justify-single-word="false"/>
      <style:text-properties officeooo:rsid="00280c84" officeooo:paragraph-rsid="00280c84"/>
    </style:style>
    <style:style style:name="P16" style:family="paragraph" style:parent-style-name="Table_20_Contents">
      <style:text-properties officeooo:rsid="00280c84" officeooo:paragraph-rsid="00280c84"/>
    </style:style>
    <style:style style:name="P17" style:family="paragraph" style:parent-style-name="Table_20_Contents">
      <style:paragraph-properties fo:text-align="center" style:justify-single-word="false"/>
      <style:text-properties officeooo:rsid="002ff183" officeooo:paragraph-rsid="002ff183"/>
    </style:style>
    <style:style style:name="P18" style:family="paragraph" style:parent-style-name="Standard" style:master-page-name="First_20_Page">
      <style:paragraph-properties style:page-number="auto"/>
      <style:text-properties style:font-name="Arial1" style:text-underline-style="none" officeooo:rsid="002ff183" officeooo:paragraph-rsid="00280c84"/>
    </style:style>
    <style:style style:name="P19" style:family="paragraph" style:parent-style-name="Standard">
      <style:text-properties style:text-underline-style="none" officeooo:rsid="0026d22a" officeooo:paragraph-rsid="00280c84"/>
    </style:style>
    <style:style style:name="P20" style:family="paragraph" style:parent-style-name="Standard" style:list-style-name="L1">
      <style:text-properties fo:font-style="normal" style:text-underline-style="none" officeooo:rsid="00280c84" officeooo:paragraph-rsid="00280c84" style:font-style-asian="normal" style:font-style-complex="normal"/>
    </style:style>
    <style:style style:name="P21" style:family="paragraph" style:parent-style-name="Standard" style:list-style-name="L1">
      <style:text-properties fo:font-style="normal" style:text-underline-style="none" officeooo:rsid="002ff183" officeooo:paragraph-rsid="002ff183" style:font-style-asian="normal" style:font-style-complex="normal"/>
    </style:style>
    <style:style style:name="P22" style:family="paragraph" style:parent-style-name="Standard">
      <style:paragraph-properties style:writing-mode="lr-tb"/>
      <style:text-properties officeooo:rsid="002ff183" officeooo:paragraph-rsid="00311ccc"/>
    </style:style>
    <style:style style:name="P23" style:family="paragraph" style:parent-style-name="Table_20_Contents">
      <style:paragraph-properties fo:text-align="center" style:justify-single-word="false"/>
      <style:text-properties officeooo:rsid="00311ccc" officeooo:paragraph-rsid="00311ccc"/>
    </style:style>
    <style:style style:name="T1" style:family="text">
      <style:text-properties officeooo:rsid="000e1eed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style:font-name-complex="Arial2" style:font-size-complex="12pt"/>
    </style:style>
    <style:style style:name="T4" style:family="text">
      <style:text-properties style:font-name="Arial" officeooo:rsid="000e1eed" style:font-name-complex="Arial2" style:font-size-complex="12pt"/>
    </style:style>
    <style:style style:name="T5" style:family="text">
      <style:text-properties style:font-name="Arial" officeooo:rsid="002ff183" style:font-name-complex="Arial2" style:font-size-complex="12pt"/>
    </style:style>
    <style:style style:name="T6" style:family="text">
      <style:text-properties style:font-name="Arial" officeooo:rsid="0026d22a" style:font-name-complex="Arial2"/>
    </style:style>
    <style:style style:name="T7" style:family="text">
      <style:text-properties style:font-name="Arial" fo:font-weight="normal" style:font-weight-asian="normal" style:font-name-complex="Arial2" style:font-weight-complex="normal"/>
    </style:style>
    <style:style style:name="T8" style:family="text">
      <style:text-properties style:font-name="Courier New" fo:font-weight="bold" style:font-weight-asian="bold" style:font-name-complex="Courier New1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311ccc"/>
    </style:style>
    <style:style style:name="T11" style:family="text">
      <style:text-properties style:text-underline-style="none" officeooo:rsid="0026d22a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26d22a" style:font-style-asian="italic" style:font-style-complex="italic"/>
    </style:style>
    <style:style style:name="T14" style:family="text">
      <style:text-properties fo:font-style="italic" officeooo:rsid="00311ccc" style:font-style-asian="italic" style:font-style-complex="italic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280c84" style:font-style-asian="normal" style:font-style-complex="normal"/>
    </style:style>
    <style:style style:name="T17" style:family="text">
      <style:text-properties fo:font-style="normal" style:text-underline-style="none" officeooo:rsid="00311ccc" style:font-style-asian="normal" style:font-style-complex="normal"/>
    </style:style>
    <style:style style:name="T18" style:family="text">
      <style:text-properties fo:font-style="normal" style:text-underline-style="none" officeooo:rsid="0026d22a" style:font-style-asian="normal" style:font-style-complex="normal"/>
    </style:style>
    <style:style style:name="T19" style:family="text">
      <style:text-properties fo:font-style="normal" officeooo:rsid="00311ccc" style:font-style-asian="normal" style:font-style-complex="normal"/>
    </style:style>
    <style:style style:name="T20" style:family="text">
      <style:text-properties officeooo:rsid="00280c84"/>
    </style:style>
    <style:style style:name="T21" style:family="text">
      <style:text-properties officeooo:rsid="002ff183"/>
    </style:style>
    <style:style style:name="T22" style:family="text">
      <style:text-properties officeooo:rsid="00311ccc"/>
    </style:style>
    <style:style style:name="T2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>A Sprint has 4 working days, Monday - Thursday. Friday is reserved for other <text:span text:style-name="T22">S</text:span>print events (no development work). <text:s/>The team recorded the following work done each day. <text:s/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Task Name</text:p>
          </table:table-cell>
          <table:table-cell table:style-name="Table1.A1" office:value-type="string">
            <text:p text:style-name="P11"><text:span text:style-name="T21">Estimated Time<text:line-break/></text:span> <text:span text:style-name="T22">to Complete </text:span>(hours)</text:p>
          </table:table-cell>
          <table:table-cell table:style-name="Table1.A1" office:value-type="string">
            <text:p text:style-name="P12">Date Worked On</text:p>
          </table:table-cell>
          <table:table-cell table:style-name="Table1.D1" office:value-type="string">
            <text:p text:style-name="P12">Status <text:span text:style-name="T21">(Actual Time Spent)</text:span> / Work Remaining <text:span text:style-name="T21">at end of today</text:span></text:p>
          </table:table-cell>
        </table:table-row>
        <table:table-row>
          <table:table-cell table:style-name="Table1.A2" office:value-type="string">
            <text:p text:style-name="P14">Task <text:span text:style-name="T20">1</text:span>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4">Monday</text:p>
          </table:table-cell>
          <table:table-cell table:style-name="Table1.D2" office:value-type="string">
            <text:p text:style-name="P14">done <text:span text:style-name="T21">(8 hrs)</text:span></text:p>
          </table:table-cell>
        </table:table-row>
        <table:table-row>
          <table:table-cell table:style-name="Table1.A2" office:value-type="string">
            <text:p text:style-name="P14">Task 8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4">Monday</text:p>
          </table:table-cell>
          <table:table-cell table:style-name="Table1.D2" office:value-type="string">
            <text:p text:style-name="P14">done <text:span text:style-name="T21">(4 hrs)</text:span></text:p>
          </table:table-cell>
        </table:table-row>
        <table:table-row>
          <table:table-cell table:style-name="Table1.A2" office:value-type="string">
            <text:p text:style-name="P14">Task <text:span text:style-name="T20">2</text:span>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4">Monday</text:p>
          </table:table-cell>
          <table:table-cell table:style-name="Table1.D2" office:value-type="string">
            <text:p text:style-name="P14"><text:span text:style-name="T21">in-progress (8 hrs)</text:span> / 8 hours remaining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>Tuesday</text:p>
          </table:table-cell>
          <table:table-cell table:style-name="Table1.D2" office:value-type="string">
            <text:p text:style-name="P14">done <text:span text:style-name="T21">(6 hrs today)</text:span></text:p>
          </table:table-cell>
        </table:table-row>
        <table:table-row>
          <table:table-cell table:style-name="Table1.A2" office:value-type="string">
            <text:p text:style-name="P14">Test 3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4">Tuesday</text:p>
          </table:table-cell>
          <table:table-cell table:style-name="Table1.D2" office:value-type="string">
            <text:p text:style-name="P14">done <text:span text:style-name="T21">(3 hrs)</text:span></text:p>
          </table:table-cell>
        </table:table-row>
        <table:table-row>
          <table:table-cell table:style-name="Table1.A2" office:value-type="string">
            <text:p text:style-name="P14">Task 7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6">Wednesday</text:p>
          </table:table-cell>
          <table:table-cell table:style-name="Table1.D2" office:value-type="string">
            <text:p text:style-name="P16">done <text:span text:style-name="T21">(7 hrs)</text:span></text:p>
          </table:table-cell>
        </table:table-row>
        <table:table-row>
          <table:table-cell table:style-name="Table1.A2" office:value-type="string">
            <text:p text:style-name="P14">Task 4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6">Wednesday</text:p>
          </table:table-cell>
          <table:table-cell table:style-name="Table1.D2" office:value-type="string">
            <text:p text:style-name="P14">done <text:span text:style-name="T21">(2 hrs)</text:span></text:p>
          </table:table-cell>
        </table:table-row>
        <table:table-row>
          <table:table-cell table:style-name="Table1.A2" office:value-type="string">
            <text:p text:style-name="P16">Task 11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4">Wednesday</text:p>
          </table:table-cell>
          <table:table-cell table:style-name="Table1.D2" office:value-type="string">
            <text:p text:style-name="P14"><text:span text:style-name="T21">started (2 hr) </text:span>/ <text:span text:style-name="T21">6 hours remaining</text:span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>Thursday</text:p>
          </table:table-cell>
          <table:table-cell table:style-name="Table1.D2" office:value-type="string">
            <text:p text:style-name="P16">done <text:span text:style-name="T21">(6 hrs today)</text:span></text:p>
          </table:table-cell>
        </table:table-row>
        <table:table-row>
          <table:table-cell table:style-name="Table1.A2" office:value-type="string">
            <text:p text:style-name="P14">Task 5</text:p>
          </table:table-cell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16">Thursday</text:p>
          </table:table-cell>
          <table:table-cell table:style-name="Table1.D2" office:value-type="string">
            <text:p text:style-name="P14">done <text:span text:style-name="T21">(6 hrs)</text:span></text:p>
          </table:table-cell>
        </table:table-row>
        <table:table-row>
          <table:table-cell table:style-name="Table1.A2" office:value-type="string">
            <text:p text:style-name="P14">Task 6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6">Thursday</text:p>
          </table:table-cell>
          <table:table-cell table:style-name="Table1.D2" office:value-type="string">
            <text:p text:style-name="P14">done <text:span text:style-name="T21">(3 hrs)</text:span></text:p>
          </table:table-cell>
        </table:table-row>
        <table:table-row>
          <table:table-cell table:style-name="Table1.A2" office:value-type="string">
            <text:p text:style-name="P14">Task <text:span text:style-name="T20">9</text:span>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16">Thursday</text:p>
          </table:table-cell>
          <table:table-cell table:style-name="Table1.D2" office:value-type="string">
            <text:p text:style-name="P14">done <text:span text:style-name="T21">(3 hrs) </text:span></text:p>
          </table:table-cell>
        </table:table-row>
        <table:table-row>
          <table:table-cell table:style-name="Table1.A2" office:value-type="string">
            <text:p text:style-name="P14">Task <text:span text:style-name="T20">10</text:span>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6">Thursday</text:p>
          </table:table-cell>
          <table:table-cell table:style-name="Table1.D2" office:value-type="string">
            <text:p text:style-name="P14">done <text:span text:style-name="T21">(8 hrs)</text:span></text:p>
          </table:table-cell>
        </table:table-row>
        <table:table-row>
          <table:table-cell table:style-name="Table1.A2" office:value-type="string">
            <text:p text:style-name="P14">Task <text:span text:style-name="T20">11</text:span>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4">Thursday</text:p>
          </table:table-cell>
          <table:table-cell table:style-name="Table1.D2" office:value-type="string">
            <text:p text:style-name="P14">done <text:span text:style-name="T21">(6 hrs)</text:span></text:p>
          </table:table-cell>
        </table:table-row>
        <table:table-row>
          <table:table-cell table:style-name="Table1.A2" office:value-type="string">
            <text:p text:style-name="P14">Task <text:span text:style-name="T20">12</text:span></text:p>
          </table:table-cell>
          <table:table-cell table:style-name="Table1.A2" office:value-type="string">
            <text:p text:style-name="P13">1<text:span text:style-name="T22">2</text:span></text:p>
          </table:table-cell>
          <table:table-cell table:style-name="Table1.A2" office:value-type="string">
            <text:p text:style-name="P14"><text:s/>--</text:p>
          </table:table-cell>
          <table:table-cell table:style-name="Table1.D2" office:value-type="string">
            <text:p text:style-name="P14">not started</text:p>
          </table:table-cell>
        </table:table-row>
        <table:table-row>
          <table:table-cell table:style-name="Table1.A2" office:value-type="string">
            <text:p text:style-name="P14">Task 1<text:span text:style-name="T20">3</text:span>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4"><text:s/>--</text:p>
          </table:table-cell>
          <table:table-cell table:style-name="Table1.D2" office:value-type="string">
            <text:p text:style-name="P14">not started</text:p>
          </table:table-cell>
        </table:table-row>
        <table:table-row table:style-name="Table1.18">
          <table:table-cell table:style-name="Table1.A2" office:value-type="string">
            <text:p text:style-name="P14">Total</text:p>
          </table:table-cell>
          <table:table-cell table:style-name="Table1.B18" table:formula="ooow:sum &lt;B2:B17&gt;" office:value-type="float" office:value="80">
            <text:p text:style-name="P15">80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7"/>
      <text:p text:style-name="P22">Task 2 <text:span text:style-name="T22">was a complex, risky task so the team started it early. <text:s/>On Monday, a team member </text:span>re<text:span text:style-name="T22">vised the time estimate to 16 hours (8 done Monday + 8 remaining). The actual time spent was less than the estimate, but that is </text:span><text:span text:style-name="T14">irrelevant</text:span><text:span text:style-name="T19"> to the burn-down chart.</text:span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7"/></text:p>
      <text:p text:style-name="P22"><text:span text:style-name="T10">1</text:span><text:span text:style-name="T11">. What was the team's </text:span><text:span text:style-name="T13">velocity</text:span><text:span text:style-name="T18"> (per day) </text:span><text:span text:style-name="T16">for this Sprint</text:span><text:span text:style-name="T18">? <text:s/></text:span><text:span text:style-name="T17">Compute velocity based on estimated times, not actual times.</text:span></text:p>
      <text:p text:style-name="P8"/>
      <text:p text:style-name="P8"/>
      <text:p text:style-name="P8"/>
      <text:p text:style-name="P8"/>
      <text:p text:style-name="P9"><text:span text:style-name="T22">2</text:span>. Draw a burn-down chart of this Sprint.</text:p>
      <text:list xml:id="list2543933381" text:style-name="L1">
        <text:list-item>
          <text:p text:style-name="P20"><text:span text:style-name="T23">Label</text:span> the tick marks on the axes</text:p>
        </text:list-item>
        <text:list-item>
          <text:p text:style-name="P21">Include a point on the graph for Day 0 (before the start of work)</text:p>
        </text:list-item>
      </text:list>
      <text:p text:style-name="P9"/>
      <text:p text:style-name="P9"/>
      <text:p text:style-name="P10"/>
      <text:p text:style-name="P10"><text:span text:style-name="T22">3</text:span>. How much additional time do you estimate will be needed to complete Tasks 12 and 13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Droid Sans Fallback" svg:font-family="'Droid Sans Fallback'" style:font-family-generic="roman"/>
    <style:font-face style:name="Liberation Sans" svg:font-family="'Liberation Sans', Arial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Umpush" svg:font-family="Umpush" style:font-family-generic="roman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icrosoft Sans Serif" svg:font-family="'Microsoft Sans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Angsana New" style:font-family-complex="'Angsana New'" style:font-family-generic-complex="system" style:font-pitch-complex="variable" style:font-size-complex="14pt" style:language-complex="th" style:country-complex="TH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family="'Courier New'" style:font-family-generic="roman" fo:font-size="11pt" style:font-size-asian="11pt" style:font-name-complex="Courier New1" style:font-family-complex="'Courier New'" style:font-family-generic-complex="system" style:font-pitch-complex="variable" style:font-size-complex="11pt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roman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0.6898in" fo:margin-right="0in" fo:text-indent="-0.49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72in" fo:margin-right="0in" fo:text-indent="-0.1972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Code_20_Example" style:display-name="Code Example" style:family="paragraph" style:parent-style-name="Standard" style:default-outline-level="">
      <loext:graphic-properties draw:fill="solid" draw:fill-color="#f3f3f3"/>
      <style:paragraph-properties fo:margin-left="0.1972in" fo:margin-right="0.0201in" fo:text-indent="0in" style:auto-text-indent="false" fo:background-color="#f3f3f3"/>
      <style:text-properties style:font-name="Courier New" fo:font-family="'Courier New'" style:font-family-generic="roman" fo:font-size="11pt" style:font-size-asian="11pt" style:font-name-complex="Microsoft Sans Serif" style:font-family-complex="'Microsoft Sans Serif'" style:font-family-generic-complex="system" style:font-pitch-complex="variable" style:font-size-complex="10pt"/>
    </style:style>
    <style:style style:name="Answer" style:family="paragraph" style:parent-style-name="Code_20_Example" style:default-outline-level="">
      <loext:graphic-properties draw:fill="solid" draw:fill-color="#ffffff"/>
      <style:paragraph-properties fo:margin-left="0in" fo:margin-right="0.0634in" fo:margin-top="0.0835in" fo:margin-bottom="0in" loext:contextual-spacing="false" fo:text-indent="0in" style:auto-text-indent="false" fo:background-color="#ffffff">
        <style:tab-stops>
          <style:tab-stop style:position="0.2957in"/>
        </style:tab-stops>
      </style:paragraph-properties>
      <style:text-properties style:font-name="Arial" fo:font-family="Arial" style:font-family-generic="roman" style:font-name-complex="Arial2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text-properties style:font-name="Courier New" fo:font-family="'Courier New'" style:font-family-generic="roman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margin-left="0in" fo:margin-right="0.1346in" fo:margin-top="0.1665in" fo:margin-bottom="0in" loext:contextual-spacing="false" fo:text-indent="0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lock_20_Text" style:display-name="Block Text" style:family="paragraph" style:parent-style-name="Standard" style:default-outline-level="">
      <style:paragraph-properties fo:margin-left="0.0984in" fo:margin-right="0.1339in" fo:line-height="0.222in" fo:text-indent="0in" style:auto-text-indent="false" fo:padding-left="0.0555in" fo:padding-right="0.0555in" fo:padding-top="0.0138in" fo:padding-bottom="0.0138in" fo:border="0.99pt solid #000001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.1972in" fo:margin-right="0in" fo:margin-top="0.0835in" fo:margin-bottom="0in" loext:contextual-spacing="false" fo:text-indent="-0.1972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.2083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16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3646in"/>
          <style:tab-stop style:position="0.7571in"/>
          <style:tab-stop style:position="1.1492in"/>
          <style:tab-stop style:position="1.5417in"/>
          <style:tab-stop style:position="1.9339in"/>
          <style:tab-stop style:position="2.3264in"/>
          <style:tab-stop style:position="2.7189in"/>
          <style:tab-stop style:position="3.111in"/>
          <style:tab-stop style:position="3.5035in"/>
          <style:tab-stop style:position="3.8957in"/>
          <style:tab-stop style:position="4.2882in"/>
          <style:tab-stop style:position="4.6807in"/>
          <style:tab-stop style:position="5.0728in"/>
          <style:tab-stop style:position="5.4654in"/>
          <style:tab-stop style:position="5.8575in"/>
          <style:tab-stop style:position="6.25in"/>
          <style:tab-stop style:position="6.6425in"/>
          <style:tab-stop style:position="7.0346in"/>
          <style:tab-stop style:position="7.4272in"/>
          <style:tab-stop style:position="7.819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3193in"/>
          <style:tab-stop style:position="0.711in"/>
          <style:tab-stop style:position="1.1043in"/>
          <style:tab-stop style:position="1.4965in"/>
          <style:tab-stop style:position="1.889in"/>
          <style:tab-stop style:position="2.2811in"/>
          <style:tab-stop style:position="2.6728in"/>
          <style:tab-stop style:position="3.0661in"/>
          <style:tab-stop style:position="3.4583in"/>
          <style:tab-stop style:position="3.8508in"/>
          <style:tab-stop style:position="4.2429in"/>
          <style:tab-stop style:position="4.6346in"/>
          <style:tab-stop style:position="5.028in"/>
          <style:tab-stop style:position="5.4201in"/>
          <style:tab-stop style:position="5.8126in"/>
          <style:tab-stop style:position="6.2047in"/>
          <style:tab-stop style:position="6.5965in"/>
          <style:tab-stop style:position="6.9898in"/>
          <style:tab-stop style:position="7.3819in"/>
          <style:tab-stop style:position="7.774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11in"/>
          <style:tab-stop style:position="0.6043in"/>
          <style:tab-stop style:position="0.9965in"/>
          <style:tab-stop style:position="1.389in"/>
          <style:tab-stop style:position="1.7811in"/>
          <style:tab-stop style:position="2.1728in"/>
          <style:tab-stop style:position="2.5661in"/>
          <style:tab-stop style:position="2.9583in"/>
          <style:tab-stop style:position="3.3508in"/>
          <style:tab-stop style:position="3.7429in"/>
          <style:tab-stop style:position="4.1346in"/>
          <style:tab-stop style:position="4.528in"/>
          <style:tab-stop style:position="4.9201in"/>
          <style:tab-stop style:position="5.3126in"/>
          <style:tab-stop style:position="5.7047in"/>
          <style:tab-stop style:position="6.0965in"/>
          <style:tab-stop style:position="6.4898in"/>
          <style:tab-stop style:position="6.8819in"/>
          <style:tab-stop style:position="7.2744in"/>
          <style:tab-stop style:position="7.66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80" style:text-outline="false" style:text-line-through-style="none" style:text-line-through-type="none" style:font-name="Droid Sans Fallback" fo:font-family="'Droid Sans Fallback'" style:font-family-generic="roman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2083in" fo:margin-bottom="0in" loext:contextual-spacing="false" fo:line-height="100%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Umpush" fo:font-family="Umpush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Umpush" fo:font-family="Umpush" style:font-family-generic="roman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Umpush" fo:font-family="Umpush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.2083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.16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3646in"/>
          <style:tab-stop style:position="0.7571in"/>
          <style:tab-stop style:position="1.1492in"/>
          <style:tab-stop style:position="1.5417in"/>
          <style:tab-stop style:position="1.9339in"/>
          <style:tab-stop style:position="2.3264in"/>
          <style:tab-stop style:position="2.7189in"/>
          <style:tab-stop style:position="3.111in"/>
          <style:tab-stop style:position="3.5035in"/>
          <style:tab-stop style:position="3.8957in"/>
          <style:tab-stop style:position="4.2882in"/>
          <style:tab-stop style:position="4.6807in"/>
          <style:tab-stop style:position="5.0728in"/>
          <style:tab-stop style:position="5.4654in"/>
          <style:tab-stop style:position="5.8575in"/>
          <style:tab-stop style:position="6.25in"/>
          <style:tab-stop style:position="6.6425in"/>
          <style:tab-stop style:position="7.0346in"/>
          <style:tab-stop style:position="7.4272in"/>
          <style:tab-stop style:position="7.819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3193in"/>
          <style:tab-stop style:position="0.711in"/>
          <style:tab-stop style:position="1.1043in"/>
          <style:tab-stop style:position="1.4965in"/>
          <style:tab-stop style:position="1.889in"/>
          <style:tab-stop style:position="2.2811in"/>
          <style:tab-stop style:position="2.6728in"/>
          <style:tab-stop style:position="3.0661in"/>
          <style:tab-stop style:position="3.4583in"/>
          <style:tab-stop style:position="3.8508in"/>
          <style:tab-stop style:position="4.2429in"/>
          <style:tab-stop style:position="4.6346in"/>
          <style:tab-stop style:position="5.028in"/>
          <style:tab-stop style:position="5.4201in"/>
          <style:tab-stop style:position="5.8126in"/>
          <style:tab-stop style:position="6.2047in"/>
          <style:tab-stop style:position="6.5965in"/>
          <style:tab-stop style:position="6.9898in"/>
          <style:tab-stop style:position="7.3819in"/>
          <style:tab-stop style:position="7.774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11in"/>
          <style:tab-stop style:position="0.6043in"/>
          <style:tab-stop style:position="0.9965in"/>
          <style:tab-stop style:position="1.389in"/>
          <style:tab-stop style:position="1.7811in"/>
          <style:tab-stop style:position="2.1728in"/>
          <style:tab-stop style:position="2.5661in"/>
          <style:tab-stop style:position="2.9583in"/>
          <style:tab-stop style:position="3.3508in"/>
          <style:tab-stop style:position="3.7429in"/>
          <style:tab-stop style:position="4.1346in"/>
          <style:tab-stop style:position="4.528in"/>
          <style:tab-stop style:position="4.9201in"/>
          <style:tab-stop style:position="5.3126in"/>
          <style:tab-stop style:position="5.7047in"/>
          <style:tab-stop style:position="6.0965in"/>
          <style:tab-stop style:position="6.4898in"/>
          <style:tab-stop style:position="6.8819in"/>
          <style:tab-stop style:position="7.2744in"/>
          <style:tab-stop style:position="7.66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280c84" style:font-name-complex="Arial2" style:font-size-complex="12pt"/>
    </style:style>
    <style:style style:name="MP2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  <style:text-properties officeooo:paragraph-rsid="00280c84"/>
    </style:style>
    <style:style style:name="MP3" style:family="paragraph" style:parent-style-name="Header">
      <style:paragraph-properties fo:padding="0.0598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MP4" style:family="paragraph" style:parent-style-name="Header">
      <style:paragraph-properties fo:text-align="start" style:justify-single-word="false" fo:padding="0.0201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MP5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style:font-name-complex="Arial2" style:font-size-complex="12pt"/>
    </style:style>
    <style:style style:name="MP6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</style:style>
    <style:style style:name="MT1" style:family="text">
      <style:text-properties officeooo:rsid="000e1eed"/>
    </style:style>
    <style:style style:name="MT2" style:family="text">
      <style:text-properties style:font-name="Arial" style:font-name-complex="Arial2"/>
    </style:style>
    <style:style style:name="MT3" style:family="text">
      <style:text-properties style:font-name="Arial" style:font-name-complex="Arial2" style:font-size-complex="12pt"/>
    </style:style>
    <style:style style:name="MT4" style:family="text">
      <style:text-properties style:font-name="Arial" fo:font-weight="normal" style:font-weight-asian="normal" style:font-name-complex="Arial2" style:font-weight-complex="normal"/>
    </style:style>
    <style:style style:name="MT5" style:family="text">
      <style:text-properties style:font-name="Courier New" fo:font-weight="bold" style:font-weight-asian="bold" style:font-name-complex="Courier New1" style:font-weight-complex="bold"/>
    </style:style>
    <style:style style:name="MT6" style:family="text">
      <style:text-properties style:font-name="Arial" officeooo:rsid="000e1eed" style:font-name-complex="Arial2" style:font-size-complex="12pt"/>
    </style:style>
    <style:style style:name="MT7" style:family="text">
      <style:text-properties style:font-name="Arial" officeooo:rsid="002ff183" style:font-name-complex="Arial2" style:font-size-complex="12pt"/>
    </style:style>
    <style:style style:name="MT8" style:family="text">
      <style:text-properties style:font-name="Arial" officeooo:rsid="0026d22a" style:font-name-complex="Arial2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701in" fo:margin-left="0in" fo:margin-right="0in" fo:margin-bottom="0.1299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5in" fo:margin-bottom="0.5in" fo:margin-left="0.5in" fo:margin-right="0.5in" fo:border-top="none" fo:border-bottom="0.06pt solid #000000" fo:border-left="none" fo:border-right="none" fo:padding="0.0598in" style:shadow="none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701in" fo:margin-left="0in" fo:margin-right="0in" fo:margin-bottom="0.1299in" fo:background-color="transparent" style:dynamic-spacing="true" draw:fill="none" draw:fill-color="#729fcf"/>
      </style:header-style>
      <style:footer-style>
        <style:header-footer-properties fo:min-height="0.2091in" fo:margin-left="0in" fo:margin-right="0in" fo:margin-top="0.169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SP Quiz 2</text:span><text:tab/><text:tab/>Name: _____________________________</text:p>
        <text:p text:style-name="MP2"><text:span text:style-name="MT2"><text:tab/>.</text:span><text:span text:style-name="MT3"><text:tab/>I</text:span><text:span text:style-name="MT4">D: </text:span><text:span text:style-name="MT5">__ __ __ __ __ __ __ __ __ __</text:span></text:p>
      </style:header>
      <style:header-left>
        <text:p text:style-name="MP3"><text:span text:style-name="MT6">ISP Quiz 2</text:span><text:span text:style-name="MT3"><text:tab/><text:tab/></text:span></text:p>
      </style:header-left>
    </style:master-page>
    <style:master-page style:name="First_20_Page" style:display-name="First Page" style:page-layout-name="Mpm2" style:next-style-name="Standard">
      <style:header>
        <text:p text:style-name="MP4"><text:span text:style-name="MT7"><text:tab/>Homework: Burndown Chart and Velocity</text:span><text:span text:style-name="MT3"><text:tab/><text:tab/></text:span></text:p>
      </style:header>
      <style:header-left>
        <text:p text:style-name="MP5"><text:span text:style-name="MT1">ISP Quiz 2</text:span><text:tab/><text:tab/>Name: _____________________________</text:p>
        <text:p text:style-name="MP6"><text:span text:style-name="MT8">On Paper</text:span><text:span text:style-name="MT2"><text:tab/>.</text:span><text:span text:style-name="MT3"><text:tab/>I</text:span><text:span text:style-name="MT4">D: </text:span><text:span text:style-name="MT5">__ __ __ __ __ __ __ __ __ __</text:span></text:p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4:04:00</meta:creation-date>
    <meta:initial-creator>Jim Brucker</meta:initial-creator>
    <dc:language>en-US</dc:language>
    <meta:print-date>2020-08-31T09:15:20.360029670</meta:print-date>
    <dc:date>2021-08-17T09:32:03.945165725</dc:date>
    <meta:editing-cycles>75</meta:editing-cycles>
    <dc:title>ISP Quiz</dc:title>
    <meta:editing-duration>PT12H6M33S</meta:editing-duration>
    <meta:generator>LibreOffice/6.0.7.3$Linux_X86_64 LibreOffice_project/00m0$Build-3</meta:generator>
    <meta:document-statistic meta:table-count="1" meta:image-count="0" meta:object-count="0" meta:page-count="1" meta:paragraph-count="79" meta:word-count="325" meta:character-count="1588" meta:non-whitespace-character-count="1327"/>
    <meta:template xlink:type="simple" xlink:actuate="onRequest" xlink:title="Normal.dot" xlink:href=""/>
  </office:meta>
</office:document-meta>
</file>